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07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ickWechsel - Für diesen Text erntet die Redakteurin gerade auf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ickWechsel - Für diesen Text erntet die Redakteurin gerade auf...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ickWechs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. Juli um 14:45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r diesen Text erntet die Redakteurin gerade auf den sozialen Plattformen Häme und Hass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Nun gibt es jedoch auch etliche Expertenmeinungen und deutliche Anzeichen, dass die Impfstrategie scheiter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könnte: Es mehren sich die Meldungen von schweren Impfreaktionen. Es zeigt sich, dass das Virus auch vo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eimpften weitergegeben wird. In Großbritannien und in Israel, Spitzenreiter bei den Impfungen, steigen sei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Wochen die Infektionszahlen stark an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aten der britischen Gesundheitsbehörde zeigen, dass die Todesrate bei einer Infektion bei Geimpf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hsmal höher ist als bei Ungeimpften. Angesichts dieser Erkenntnisse ist es nicht zielführend, noch stär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zig auf die Impfung zu setzen, noch mehr Druck aufzubauen. ... 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noen.at/niederoesterreich/meinung/polit-analyse-ein-weg-in-die-sackgasse-niederoesterreich-politanalyse-kommentar-corona-impfung-coronavirus-print-nofb-28125069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BlickWechselBlog/posts/2027463018609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ickWechsel - Für diesen Text erntet die Redakteurin gerade auf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336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4 Kommentare 117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57</text:p>
          </table:table-cell>
          <table:table-cell table:number-columns-repeated="6"/>
        </table:table-row>
        <table:table-row table:style-name="ro1">
          <table:table-cell table:formula="of:=SUM([.A60:.A50000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7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hard Böh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habe ich erwartet/befürchtet in dem Moment, als ich den ausgezeichneten und muti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ikel gelesen hab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Hin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weil die Menschen nicht wahrhaben wollen, dass nicht alles stimmt, was uns verzapft wird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na Cse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Hinker ... oder nicht zugeben können/wollen, dass das offizielle Narrativ falsch s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n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BlickWechselBlog/posts/2027463018609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ickWechsel - Für diesen Text erntet die Redakteurin gerade auf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ön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Weichselba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na Cseh vor allem nicht zugeben wollen/können, dass sie verarscht (sorry) worden sind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r Schritt fällt nicht le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aut’s einmal in Klenk seine Blase…da wird einem schlecht. Danke, Nön Niederösterreic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che Nachrich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Ko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 der ist seit Corona unlesbar geworden, samt seiner Follower. Kaum übt m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ise Kritik, wird man sofort ins rechte Eck gestellt."Die Linken" sind derzeit faschistoider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Rech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Theresia Simo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 der lässt im Moment keine Bühne aus! Journalist, neuerdings leider a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abarettist, auch digi Radio; Wieso denn, will der unsere Regierung stürz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Korn ja, er muss eine massive angststörung entwickelt hab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Theresia Simoner er ist in dieser Beziehung ein grottenschlechter Journalis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ne Praxma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 ich muss aber sagen, dass ihm auch dort ganz viele schreiben, dass 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hwer falsch liegt mit seiner Hysterie und seiner Impfpropagand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ne Praxmarer ja, das stimmt und ist beruhige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e Vormün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BlickWechselBlog/posts/2027463018609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ickWechsel - Für diesen Text erntet die Redakteurin gerade auf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basel-express.ch/redaktion/gesellschaft/3083-das-ist-keine-impfung-sondern-eineprophylaktische-gen-therapie?fbclid=IwAR1RY6m20-tTs0g5ZhT7YSaipNhwYPztxB6F-eMvwD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ZT9PKYdOF0oHEv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«Das ist keine Impfung sondern ein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-express.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ot Kas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u walterskirchen ist seit Beginn an eine der wenigen kritischen JournalistInnen, sie muss sei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ginn an hart einstecken, auch im orf und servustv, da habe ich sie auch gesehen, sie hält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live sehr gut aus. Das bewundere ich sehr an ihr, sie hat meinen Respek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H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ot Kastner und genau deswegen habe ich seitdem die NÖN abonnier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a Wie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mutige und kluge Frau. Wen wunderts also, dass sie solche Reaktionen erntet. Unfassb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raurig, wohin das Recht auf freie Meinungsäußerung verschwunden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die Wahrheit sagt braucht ein schnell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 zu erwart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fe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Ross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H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t nicht so gut an, wenn man nicht massenkonform geht. Ich finde sie sehr kompeten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a Fu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BlickWechselBlog/posts/2027463018609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ickWechsel - Für diesen Text erntet die Redakteurin gerade auf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offe, dass trotzdem noch mehr Medien nachziehen ... klar geifern die Impfjunkies jetzt - w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bt schon gerne zu, dass er sich so täuschen hat l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Bernot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sich nach diesem aufklärenden Video noch“ impfen“ lässt , dem ist nicht mehr zu helfen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t.me/StayFreeTV/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y Free T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.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ot Kas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Bernotat https://orf.at/stories/3222338/ bei diesem Druck überall, jetzt auch von 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thikkom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fin der Bioethikkommission: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f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Roth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ht es hier ernsthaft um unsere Gesundheit oder um Profit, Geldgier und die Vernichtung v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schenl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t doch bald ein Vorsatz erkennbar, wenn man deren Folgen weiß und immer mehr Dru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zeugt um die Impfungen voranzutrei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Hab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Wahrheit darf niemand erfahren 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gesagt pfeif drauf auf diesen Blödsi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zy Stoeck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pfgeschädigte in US haben ein Video gemacht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youtu.be/ZuaVkvdRld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 want to be heard - a plea from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wald Or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BlickWechselBlog/posts/2027463018609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ickWechsel - Für diesen Text erntet die Redakteurin gerade auf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trag nicht mehr zu find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piter Van Fabr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ft mal einen Blick auf Gibraltar, Impfquote bei 100% und Inzidenz bei fast 5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corona-in-zahlen.de/weltweit/gibraltar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-Zahlen für Gibral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-in-zahlen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nd in der NÖN , die wird nicht mehr schreiben dürf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de Wü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 würde mal interessieren, was die Offiziellen für eine Erklärung haben, wenn sie immer dav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n, dass nur die Impfung das Virus besiegen kann. Aber wenn Geimpfte erkranken könn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auch weitergeben können, verstehe ich nach wie vor nicht den Si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Ar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de Wü zuviel Impfdosen eingekauft. Und die muss ma ja wieder loswerden. Und zahlen mus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s ganze der Steuerzahler. Hoff die schleichen sich bald a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vrim Gerekl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vrim Gerekl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BlickWechselBlog/posts/2027463018609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ickWechsel - Für diesen Text erntet die Redakteurin gerade auf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Faust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sts Euch das durch. Gibraltar mit 100% Geimpfte die höchsten Todeszahl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corona-in-zahlen.de/weltweit/gibraltar/?fbclid=IwAR0mdjNJWfIQ5PZZ-996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0vm1qVT1_uSdttBGsEdG5exWG-fhOqkg2eW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-Zahlen für Gibral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-in-zahlen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 S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lch neue Erkenntnis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BlickWechselBlog/posts/20274630186094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table:formula="of:=COUNTIF([.C$1:.C$1048576];&quot;X&quot;)" office:value-type="float" office:value="17" calcext:value-type="float">
            <text:p>17</text:p>
          </table:table-cell>
          <table:table-cell table:style-name="ce7"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7" calcext:value-type="float">
            <text:p>17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593];[.D593];[.F593])"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97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.00.0000</text:date>, <text:time style:data-style-name="N2" text:time-value="21:13:09.93074170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4T21:26:15.497628814</dc:date>
    <meta:editing-duration>PT7M24S</meta:editing-duration>
    <meta:editing-cycles>3</meta:editing-cycles>
    <meta:document-statistic meta:table-count="1" meta:cell-count="394" meta:object-count="0"/>
  </office:meta>
</office:document-meta>
</file>